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Mono1" svg:font-family="Mono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7.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7.5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6.4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7.27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3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3.31cm"/>
    </style:style>
    <style:style style:name="gr8" style:family="graphic" style:parent-style-name="standard">
      <style:graphic-properties draw:stroke="none" draw:fill="none" fo:min-height="0.3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6.954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25cm" fo:min-width="4.113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7.12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017cm" fo:min-width="11.903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style:font-name="Mono"/>
    </style:style>
    <style:style style:name="P2" style:family="paragraph">
      <style:text-properties style:font-name="Mono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Mono" fo:font-size="10pt" style:font-size-asian="10pt" style:font-size-complex="10pt"/>
    </style:style>
    <style:style style:name="P4" style:family="paragraph">
      <style:text-properties style:font-name="Mono"/>
    </style:style>
    <style:style style:name="P5" style:family="paragraph">
      <loext:graphic-properties draw:fill="none" draw:fill-color="#ffffff"/>
      <style:text-properties style:font-name="Mono" fo:font-size="7pt" style:font-size-asian="7pt" style:font-size-complex="7pt"/>
    </style:style>
    <style:style style:name="P6" style:family="paragraph">
      <style:paragraph-properties fo:text-align="center"/>
      <style:text-properties style:font-name="Mono"/>
    </style:style>
    <style:style style:name="P7" style:family="paragraph">
      <style:paragraph-properties fo:text-align="center"/>
      <style:text-properties style:font-name="Mono" fo:font-size="8pt" style:font-size-asian="8pt" style:font-size-complex="8pt"/>
    </style:style>
    <style:style style:name="P8" style:family="paragraph">
      <loext:graphic-properties draw:fill="none"/>
      <style:text-properties style:font-name="Mono"/>
    </style:style>
    <style:style style:name="P9" style:family="paragraph">
      <loext:graphic-properties draw:fill="none" draw:fill-color="#ffffff"/>
      <style:text-properties style:font-name="Mono" fo:font-size="8pt" style:font-size-asian="8pt" style:font-size-complex="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font-name="Mono" fo:font-size="15pt" style:font-size-asian="15pt" style:font-size-complex="15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" fo:font-size="15pt" style:font-size-asian="15pt" style:font-size-complex="15pt"/>
    </style:style>
    <style:style style:name="P12" style:family="paragraph">
      <style:paragraph-properties fo:text-align="center"/>
      <style:text-properties style:font-name="Mono" fo:font-size="6pt" style:font-size-asian="6pt" style:font-size-complex="6pt"/>
    </style:style>
    <style:style style:name="P13" style:family="paragraph">
      <loext:graphic-properties draw:fill-color="#ffffff"/>
      <style:paragraph-properties fo:text-align="center"/>
      <style:text-properties style:font-name="Mono" fo:font-size="6pt" style:font-size-asian="6pt" style:font-size-complex="6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Mono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81cm" svg:x="5.127cm" svg:y="3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28cm" svg:height="0.73cm" svg:x="7.61cm" svg:y="3.222cm">
          <draw:text-box>
            <text:p text:style-name="P2"><text:span text:style-name="T1">Home hub</text:span></text:p>
          </draw:text-box>
        </draw:frame>
        <draw:frame draw:style-name="gr3" draw:text-style-name="P5" draw:layer="layout" svg:width="4.206cm" svg:height="0.585cm" svg:x="5.445cm" svg:y="4.002cm">
          <draw:text-box>
            <text:p text:style-name="P4"><text:span text:style-name="T2">Current temperature: 24°C</text:span></text:p>
          </draw:text-box>
        </draw:frame>
        <draw:frame draw:style-name="gr4" draw:text-style-name="P5" draw:layer="layout" svg:width="3.614cm" svg:height="0.585cm" svg:x="5.445cm" svg:y="4.637cm">
          <draw:text-box>
            <text:p text:style-name="P4"><text:span text:style-name="T2">Current humidity: 55%</text:span></text:p>
          </draw:text-box>
        </draw:frame>
        <draw:frame draw:style-name="gr5" draw:text-style-name="P5" draw:layer="layout" svg:width="4.058cm" svg:height="0.585cm" svg:x="5.445cm" svg:y="5.222cm">
          <draw:text-box>
            <text:p text:style-name="P4"><text:span text:style-name="T2">Seismic vibrations: None</text:span></text:p>
          </draw:text-box>
        </draw:frame>
        <draw:custom-shape draw:style-name="gr6" draw:text-style-name="P7" draw:layer="layout" svg:width="3.81cm" svg:height="0.635cm" svg:x="5.127cm" svg:y="6.397cm">
          <text:p text:style-name="P6"><text:span text:style-name="T3">Set thermos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81cm" svg:height="0.635cm" svg:x="8.937cm" svg:y="6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.223cm" svg:height="0.642cm" svg:x="9.89cm" svg:y="6.397cm">
          <draw:text-box>
            <text:p text:style-name="P4"><text:span text:style-name="T3">Show data</text:span></text:p>
          </draw:text-box>
        </draw:frame>
        <draw:custom-shape draw:style-name="gr1" draw:text-style-name="P1" draw:layer="layout" svg:width="7.62cm" svg:height="3.81cm" svg:x="5.127cm" svg:y="8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28cm" svg:height="0.73cm" svg:x="7.61cm" svg:y="8.295cm">
          <draw:text-box>
            <text:p text:style-name="P2"><text:span text:style-name="T1">Home hub</text:span></text:p>
          </draw:text-box>
        </draw:frame>
        <draw:custom-shape draw:style-name="gr6" draw:text-style-name="P7" draw:layer="layout" svg:width="3.81cm" svg:height="0.635cm" svg:x="5.127cm" svg:y="11.47cm">
          <text:p text:style-name="P6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81cm" svg:height="0.635cm" svg:x="8.937cm" svg:y="11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.27cm" svg:height="0.642cm" svg:x="10.207cm" svg:y="11.47cm">
          <draw:text-box>
            <text:p text:style-name="P4"><text:span text:style-name="T3">Back</text:span></text:p>
          </draw:text-box>
        </draw:frame>
        <draw:frame draw:style-name="gr9" draw:text-style-name="P9" draw:layer="layout" svg:width="3.889cm" svg:height="0.641cm" svg:x="5.366cm" svg:y="9.884cm">
          <draw:text-box>
            <text:p text:style-name="P4"><text:span text:style-name="T3">Desired temperature:</text:span></text:p>
          </draw:text-box>
        </draw:frame>
        <draw:frame draw:style-name="gr10" draw:text-style-name="P11" draw:layer="layout" svg:width="2.407cm" svg:height="0.975cm" svg:x="10.023cm" svg:y="9.572cm">
          <draw:text-box>
            <text:p text:style-name="P10"><text:span text:style-name="T4">26.0</text:span><text:span text:style-name="T5">°C</text:span></text:p>
          </draw:text-box>
        </draw:frame>
        <draw:custom-shape draw:style-name="gr11" draw:text-style-name="P13" draw:layer="layout" svg:width="7.62cm" svg:height="3.81cm" svg:x="5.127cm" svg:y="13.382cm">
          <text:p text:style-name="P12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28cm" svg:height="0.73cm" svg:x="7.61cm" svg:y="13.382cm">
          <draw:text-box>
            <text:p text:style-name="P2"><text:span text:style-name="T1">Home hub</text:span></text:p>
          </draw:text-box>
        </draw:frame>
        <draw:custom-shape draw:style-name="gr6" draw:text-style-name="P7" draw:layer="layout" svg:width="3.81cm" svg:height="0.635cm" svg:x="5.127cm" svg:y="16.557cm">
          <text:p text:style-name="P6"><text:span text:style-name="T3">Sen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81cm" svg:height="0.635cm" svg:x="8.937cm" svg:y="16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.27cm" svg:height="0.642cm" svg:x="10.207cm" svg:y="16.557cm">
          <draw:text-box>
            <text:p text:style-name="P4"><text:span text:style-name="T3">Back</text:span></text:p>
          </draw:text-box>
        </draw:frame>
        <draw:frame draw:style-name="gr12" draw:text-style-name="P15" draw:layer="layout" svg:width="6.471cm" svg:height="2.267cm" svg:x="5.514cm" svg:y="14.113cm">
          <draw:text-box>
            <text:p text:style-name="P14"><text:span text:style-name="T7">Time,</text:span><text:span text:style-name="T7"><text:tab/></text:span><text:span text:style-name="T7">temperature,</text:span><text:span text:style-name="T7"><text:tab/></text:span><text:span text:style-name="T7">humidity,</text:span><text:span text:style-name="T7"><text:tab/></text:span><text:span text:style-name="T7">seismic</text:span></text:p>
            <text:p text:style-name="P14"><text:span text:style-name="T7">0,</text:span><text:span text:style-name="T7"><text:tab/></text:span><text:span text:style-name="T7">55, <text:s text:c="3"/></text:span><text:span text:style-name="T7"><text:tab/></text:span><text:span text:style-name="T7"><text:tab/></text:span><text:span text:style-name="T7">44%, <text:s text:c="3"/></text:span><text:span text:style-name="T7"><text:tab/></text:span><text:span text:style-name="T7">low</text:span></text:p>
            <text:p text:style-name="P14"><text:span text:style-name="T7">1,</text:span><text:span text:style-name="T7"><text:tab/></text:span><text:span text:style-name="T7">55, <text:s text:c="3"/></text:span><text:span text:style-name="T7"><text:tab/></text:span><text:span text:style-name="T7"><text:tab/></text:span><text:span text:style-name="T7">44%, <text:s text:c="3"/></text:span><text:span text:style-name="T7"><text:tab/></text:span><text:span text:style-name="T7">low</text:span></text:p>
            <text:p text:style-name="P14"><text:span text:style-name="T7">2,</text:span><text:span text:style-name="T7"><text:tab/></text:span><text:span text:style-name="T7">55, <text:s text:c="3"/></text:span><text:span text:style-name="T7"><text:tab/></text:span><text:span text:style-name="T7"><text:tab/></text:span><text:span text:style-name="T7">44%, <text:s text:c="3"/></text:span><text:span text:style-name="T7"><text:tab/></text:span><text:span text:style-name="T7">low</text:span></text:p>
            <text:p text:style-name="P14"><text:span text:style-name="T7">3,</text:span><text:span text:style-name="T7"><text:tab/></text:span><text:span text:style-name="T7">55, <text:s text:c="3"/></text:span><text:span text:style-name="T7"><text:tab/></text:span><text:span text:style-name="T7"><text:tab/></text:span><text:span text:style-name="T7">44%, <text:s text:c="3"/></text:span><text:span text:style-name="T7"><text:tab/></text:span><text:span text:style-name="T7">low</text:span></text:p>
            <text:p text:style-name="P14"><text:span text:style-name="T7">4,</text:span><text:span text:style-name="T7"><text:tab/></text:span><text:span text:style-name="T7">56, <text:s text:c="3"/></text:span><text:span text:style-name="T7"><text:tab/></text:span><text:span text:style-name="T7"><text:tab/></text:span><text:span text:style-name="T7">42%, <text:s text:c="3"/></text:span><text:span text:style-name="T7"><text:tab/></text:span><text:span text:style-name="T7">low</text:span></text:p>
            <text:p text:style-name="P14"><text:span text:style-name="T7">5,</text:span><text:span text:style-name="T7"><text:tab/></text:span><text:span text:style-name="T7">55, <text:s text:c="3"/></text:span><text:span text:style-name="T7"><text:tab/></text:span><text:span text:style-name="T7"><text:tab/></text:span><text:span text:style-name="T7">42%, <text:s text:c="3"/></text:span><text:span text:style-name="T7"><text:tab/></text:span><text:span text:style-name="T7">lo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Mono1" svg:font-family="Mono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7T23:46:22.097214862</meta:creation-date>
    <dc:date>2023-03-28T00:04:35.654776546</dc:date>
    <meta:editing-duration>PT58S</meta:editing-duration>
    <meta:editing-cycles>1</meta:editing-cycles>
    <meta:document-statistic meta:object-count="21"/>
    <meta:generator>LibreOffice/7.3.7.2$Linux_X86_64 LibreOffice_project/30$Build-2</meta:generator>
  </office:meta>
</office:document-meta>
</file>